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font-name="Liberation Mono" style:font-name-asian="Liberation Mono" style:font-name-complex="Liberation Mono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I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1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2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Ordinary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Ordinary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Ordinary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3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1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1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2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2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3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12/13" office:value-type="float" office:value="0.923076923076923" calcext:value-type="float">
            <text:p>9.23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style-name="ce3" table:formula="of:=12145636/1219000000" office:value-type="float" office:value="0.00996360623461854" calcext:value-type="float">
            <text:p>0.00996360623461854</text:p>
          </table:table-cell>
          <table:table-cell office:value-type="string" calcext:value-type="string">
            <text:p>\citet{Griffiths2021a}</text:p>
          </table:table-cell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7935484/1219000000" office:value-type="float" office:value="0.113154621821165" calcext:value-type="float">
            <text:p>0.113154621821165</text:p>
          </table:table-cell>
          <table:table-cell office:value-type="string" calcext:value-type="string">
            <text:p>\citet{Griffiths2021a}</text:p>
          </table:table-cell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citet{WorldHealthOrganization2019a}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e Section \@ref(ssv-capacity-reservation)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3142532" calcext:value-type="float">
            <text:p>0.314253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 (2025)</text:p>
          </table:table-cell>
          <table:table-cell office:value-type="string" calcext:value-type="string">
            <text:p>Constant</text:p>
          </table:table-cell>
          <table:table-cell office:value-type="float" office:value="1267864200" calcext:value-type="float">
            <text:p>12678642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 (2025)</text:p>
          </table:table-cell>
          <table:table-cell office:value-type="string" calcext:value-type="string">
            <text:p>Constant</text:p>
          </table:table-cell>
          <table:table-cell office:value-type="float" office:value="2820990900" calcext:value-type="float">
            <text:p>28209909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 (2025)</text:p>
          </table:table-cell>
          <table:table-cell office:value-type="string" calcext:value-type="string">
            <text:p>Constant</text:p>
          </table:table-cell>
          <table:table-cell office:value-type="float" office:value="3335966100" calcext:value-type="float">
            <text:p>33359661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 (2025)</text:p>
          </table:table-cell>
          <table:table-cell office:value-type="string" calcext:value-type="string">
            <text:p>Constant</text:p>
          </table:table-cell>
          <table:table-cell office:value-type="float" office:value="777211800" calcext:value-type="float">
            <text:p>7772118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 (2025)</text:p>
          </table:table-cell>
          <table:table-cell office:value-type="string" calcext:value-type="string">
            <text:p>Constant</text:p>
          </table:table-cell>
          <table:table-cell office:value-type="float" office:value="1073972000" calcext:value-type="float">
            <text:p>10739720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 (2025)</text:p>
          </table:table-cell>
          <table:table-cell office:value-type="string" calcext:value-type="string">
            <text:p>Constant</text:p>
          </table:table-cell>
          <table:table-cell office:value-type="float" office:value="2291421800" calcext:value-type="float">
            <text:p>22914218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 (2025)</text:p>
          </table:table-cell>
          <table:table-cell office:value-type="string" calcext:value-type="string">
            <text:p>Constant</text:p>
          </table:table-cell>
          <table:table-cell office:value-type="float" office:value="2376159400" calcext:value-type="float">
            <text:p>23761594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 (2025)</text:p>
          </table:table-cell>
          <table:table-cell office:value-type="string" calcext:value-type="string">
            <text:p>Constant</text:p>
          </table:table-cell>
          <table:table-cell office:value-type="float" office:value="459486400" calcext:value-type="float">
            <text:p>4594864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 (2025)</text:p>
          </table:table-cell>
          <table:table-cell office:value-type="string" calcext:value-type="string">
            <text:p>Constant</text:p>
          </table:table-cell>
          <table:table-cell office:value-type="float" office:value="257098750" calcext:value-type="float">
            <text:p>25709875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 (2025)</text:p>
          </table:table-cell>
          <table:table-cell office:value-type="string" calcext:value-type="string">
            <text:p>Constant</text:p>
          </table:table-cell>
          <table:table-cell office:value-type="float" office:value="358101650" calcext:value-type="float">
            <text:p>35810165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 (2025)</text:p>
          </table:table-cell>
          <table:table-cell office:value-type="string" calcext:value-type="string">
            <text:p>Constant</text:p>
          </table:table-cell>
          <table:table-cell office:value-type="float" office:value="212911560" calcext:value-type="float">
            <text:p>21291156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 (2025)</text:p>
          </table:table-cell>
          <table:table-cell office:value-type="string" calcext:value-type="string">
            <text:p>Constant</text:p>
          </table:table-cell>
          <table:table-cell office:value-type="float" office:value="25764820" calcext:value-type="float">
            <text:p>25764820</text:p>
          </table:table-cell>
          <table:table-cell office:value-type="string" calcext:value-type="string">
            <text:p>\citet{OWID2024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07:38:53.982771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3-31T08:07:44.944916459</dc:date>
    <meta:editing-duration>P43DT19H3M55S</meta:editing-duration>
    <meta:editing-cycles>91</meta:editing-cycles>
    <meta:generator>LibreOffice/25.8.6.2$Linux_X86_64 LibreOffice_project/a46b460d1686bb49c718d2ef5f88b83ff2dc4981</meta:generator>
    <meta:document-statistic meta:table-count="1" meta:cell-count="551" meta:object-count="0"/>
  </office:meta>
</office:document-meta>
</file>